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9cd" officeooo:paragraph-rsid="001d89c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officeooo:rsid="001d89cd" officeooo:paragraph-rsid="001d89cd" style:font-weight-asian="bold" style:font-weight-complex="bold"/>
    </style:style>
    <style:style style:name="P4" style:family="paragraph" style:parent-style-name="Standard">
      <style:text-properties fo:font-weight="bold" officeooo:rsid="002199c5" officeooo:paragraph-rsid="002199c5" style:font-weight-asian="bold" style:font-weight-complex="bold"/>
    </style:style>
    <style:style style:name="P5" style:family="paragraph" style:parent-style-name="Standard">
      <style:text-properties fo:font-weight="bold" officeooo:rsid="002318b8" officeooo:paragraph-rsid="002318b8" style:font-weight-asian="bold" style:font-weight-complex="bold"/>
    </style:style>
    <style:style style:name="P6" style:family="paragraph" style:parent-style-name="Standard">
      <style:text-properties fo:font-weight="bold" officeooo:rsid="0023c162" officeooo:paragraph-rsid="0023c162" style:font-weight-asian="bold" style:font-weight-complex="bold"/>
    </style:style>
    <style:style style:name="P7" style:family="paragraph" style:parent-style-name="Standard">
      <style:text-properties fo:font-weight="normal" officeooo:rsid="001fc54e" officeooo:paragraph-rsid="001fc54e" style:font-weight-asian="normal" style:font-weight-complex="normal"/>
    </style:style>
    <style:style style:name="P8" style:family="paragraph" style:parent-style-name="Standard">
      <style:text-properties fo:font-weight="normal" officeooo:rsid="002199c5" officeooo:paragraph-rsid="002199c5" style:font-weight-asian="normal" style:font-weight-complex="normal"/>
    </style:style>
    <style:style style:name="P9" style:family="paragraph" style:parent-style-name="Standard">
      <style:text-properties fo:font-weight="normal" officeooo:rsid="002318b8" officeooo:paragraph-rsid="002318b8" style:font-weight-asian="normal" style:font-weight-complex="normal"/>
    </style:style>
    <style:style style:name="P10" style:family="paragraph" style:parent-style-name="Standard">
      <style:text-properties fo:font-weight="normal" officeooo:rsid="002318b8" officeooo:paragraph-rsid="002199c5" style:font-weight-asian="normal" style:font-weight-complex="normal"/>
    </style:style>
    <style:style style:name="P11" style:family="paragraph" style:parent-style-name="Standard">
      <style:text-properties fo:font-weight="normal" officeooo:rsid="002a0089" officeooo:paragraph-rsid="002a0089" style:font-weight-asian="normal" style:font-weight-complex="normal"/>
    </style:style>
    <style:style style:name="P12" style:family="paragraph" style:parent-style-name="Standard">
      <style:text-properties officeooo:rsid="002b5a55" officeooo:paragraph-rsid="002199c5"/>
    </style:style>
    <style:style style:name="P13" style:family="paragraph" style:parent-style-name="Standard" style:list-style-name="L1">
      <style:text-properties officeooo:rsid="001d89cd" officeooo:paragraph-rsid="001d89cd"/>
    </style:style>
    <style:style style:name="P14" style:family="paragraph" style:parent-style-name="Standard" style:list-style-name="L2">
      <style:text-properties fo:font-weight="normal" officeooo:rsid="001fc54e" officeooo:paragraph-rsid="001fc54e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199c5" officeooo:paragraph-rsid="002199c5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199c5" officeooo:paragraph-rsid="00282393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410b16" officeooo:paragraph-rsid="00410b16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82393" officeooo:paragraph-rsid="00282393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a0089" officeooo:paragraph-rsid="002a0089" style:font-weight-asian="normal" style:font-weight-complex="normal"/>
    </style:style>
    <style:style style:name="P20" style:family="paragraph" style:parent-style-name="Standard">
      <style:text-properties fo:font-weight="normal" officeooo:rsid="002a0089" officeooo:paragraph-rsid="00445c70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318b8" officeooo:paragraph-rsid="002318b8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32c8d5" officeooo:paragraph-rsid="0032c8d5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2be55" officeooo:paragraph-rsid="0042be55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42be55" officeooo:paragraph-rsid="0042be55" style:font-weight-asian="normal" style:font-weight-complex="normal"/>
    </style:style>
    <style:style style:name="P25" style:family="paragraph" style:parent-style-name="Standard">
      <style:text-properties fo:font-weight="normal" officeooo:rsid="00445c70" officeooo:paragraph-rsid="00445c70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445c70" officeooo:paragraph-rsid="00445c70" style:font-weight-asian="normal" style:font-weight-complex="normal"/>
    </style:style>
    <style:style style:name="P27" style:family="paragraph" style:parent-style-name="Standard">
      <style:text-properties fo:font-weight="normal" officeooo:rsid="00445c70" officeooo:paragraph-rsid="00459821" style:font-weight-asian="normal" style:font-weight-complex="normal"/>
    </style:style>
    <style:style style:name="P28" style:family="paragraph" style:parent-style-name="Standard">
      <style:text-properties fo:font-weight="normal" officeooo:rsid="00459821" officeooo:paragraph-rsid="00459821" style:font-weight-asian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d89cd" style:font-size-asian="24pt" style:font-weight-asian="bold" style:font-size-complex="24pt" style:font-weight-complex="bold"/>
    </style:style>
    <style:style style:name="T3" style:family="text">
      <style:text-properties officeooo:rsid="00282393"/>
    </style:style>
    <style:style style:name="T4" style:family="text">
      <style:text-properties officeooo:rsid="002ca5da"/>
    </style:style>
    <style:style style:name="T5" style:family="text">
      <style:text-properties officeooo:rsid="002d8397"/>
    </style:style>
    <style:style style:name="T6" style:family="text">
      <style:text-properties officeooo:rsid="0032c8d5"/>
    </style:style>
    <style:style style:name="T7" style:family="text">
      <style:text-properties officeooo:rsid="002318b8"/>
    </style:style>
    <style:style style:name="T8" style:family="text">
      <style:text-properties officeooo:rsid="0042be55"/>
    </style:style>
    <style:style style:name="T9" style:family="text">
      <style:text-properties officeooo:rsid="00435e8f"/>
    </style:style>
    <style:style style:name="T10" style:family="text">
      <style:text-properties officeooo:rsid="00445c70"/>
    </style:style>
    <style:style style:name="T11" style:family="text">
      <style:text-properties officeooo:rsid="004598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2"/><text:span text:style-name="T1"><text:s text:c="2"/></text:span><text:span text:style-name="T2">PAGE RANK ALGORITHM</text:span></text:p>
      <text:p text:style-name="Standard"/>
      <text:p text:style-name="Standard"/>
      <text:p text:style-name="P3">Team Members:</text:p>
      <text:list xml:id="list828852674" text:style-name="L1">
        <text:list-item>
          <text:p text:style-name="P13">C.Sai Sukrutha <text:s text:c="3"/>2018201054</text:p>
        </text:list-item>
        <text:list-item>
          <text:p text:style-name="P13">Sarvat Ali <text:s text:c="11"/>2018201009</text:p>
        </text:list-item>
      </text:list>
      <text:p text:style-name="P1"/>
      <text:p text:style-name="P3">Deliverables: </text:p>
      <text:list xml:id="list3441366193" text:style-name="L2">
        <text:list-item>
          <text:p text:style-name="P14"><text:span text:style-name="T4">To make </text:span>Page Rank Algorithm <text:span text:style-name="T4">efficient by doing parallel computation</text:span>.</text:p>
        </text:list-item>
        <text:list-item>
          <text:p text:style-name="P14">Application of Page Rank to calculate <text:span text:style-name="T3">performance of <text:s/>competitors playing a tournament based on previous matches history data and current ongoing matches</text:span>.</text:p>
        </text:list-item>
      </text:list>
      <text:p text:style-name="P7"/>
      <text:p text:style-name="P4">Technologies:</text:p>
      <text:p text:style-name="P8">C++, <text:span text:style-name="T5">OpenMP(Open Multiprocessing) </text:span>for parallel <text:span text:style-name="T5">computation of ranks of each player in the tournament.</text:span></text:p>
      <text:p text:style-name="P8"/>
      <text:p text:style-name="P4">Project Delivery Plan:</text:p>
      <text:list xml:id="list1260773112" text:style-name="L3">
        <text:list-item>
          <text:p text:style-name="P15">Module 1 – Page Rank Algorithm sequencial implementation on set of nodes <text:span text:style-name="T5">i.e., players in this case using Vanilla Page Rank.</text:span></text:p>
        </text:list-item>
        <text:list-item>
          <text:p text:style-name="P17">Module 2 – Page Rank calculation using matrix exponentiation</text:p>
        </text:list-item>
        <text:list-item>
          <text:p text:style-name="P23">Module 3 -- Application on Page rank Algorithm to calculate ranks of Teams participating in Tournament on the basis of loose and win.</text:p>
        </text:list-item>
        <text:list-item>
          <text:p text:style-name="P23">Module 4 – Application of Page rank Algorithm to calculate rank of participants in Race or Swimming on the basis of their order(who finishes before). </text:p>
        </text:list-item>
        <text:list-item>
          <text:p text:style-name="P23">Module 5 – <text:s/><text:span text:style-name="T5">Rank Calculation after configuring <text:s/>match/</text:span>race<text:span text:style-name="T5"> data after every </text:span>competetion<text:span text:style-name="T5">.</text:span></text:p>
        </text:list-item>
        <text:list-item>
          <text:p text:style-name="P15">Module <text:span text:style-name="T8">6</text:span> – Parallel Computation of Ranks <text:span text:style-name="T5">of each player using OpenMP.</text:span></text:p>
          <text:p text:style-name="P15"/>
          <text:p text:style-name="P16"/>
        </text:list-item>
      </text:list>
      <text:p text:style-name="P8"/>
      <text:p text:style-name="P5">Repository:</text:p>
      <text:p text:style-name="P8"><text:a xlink:type="simple" xlink:href="https://github.com/sarvatgit/apsprojectPageRank.git" text:style-name="Internet_20_link" text:visited-style-name="Visited_20_Internet_20_Link">https://github.com/sarvatgit/apsprojectPageRank.</text:a><text:a xlink:type="simple" xlink:href="https://github.com/sarvatgit/apsprojectPageRank.git" text:style-name="Internet_20_link" text:visited-style-name="Visited_20_Internet_20_Link"><text:span text:style-name="T5">git</text:span></text:a></text:p>
      <text:p text:style-name="P8"/>
      <text:p text:style-name="P5">Test Plan:</text:p>
      <text:list xml:id="list2021639235" text:style-name="L4">
        <text:list-item>
          <text:p text:style-name="P18">Test Case 1 - To test if rank factor is correct using <text:span text:style-name="T8">vanilla </text:span>page rank algorithm.</text:p>
        </text:list-item>
        <text:list-item>
          <text:p text:style-name="P24">Test Case 2 – To test if rank factor is correct using Matrix exponen<text:span text:style-name="T9">tiation in Markov Chain.</text:span></text:p>
        </text:list-item>
        <text:list-item>
          <text:p text:style-name="P18">Test Case <text:span text:style-name="T10">3</text:span> - To test if Parallel Processing is giving correct ranks.</text:p>
        </text:list-item>
        <text:list-item>
          <text:p text:style-name="P18">Test Case <text:span text:style-name="T10">4</text:span> - To test if Parallel Computation time is less than Sequential Computation time.</text:p>
        </text:list-item>
        <text:list-item>
          <text:p text:style-name="P19">Test Case <text:span text:style-name="T10">5</text:span> – To test if final rank matches with some standard <text:span text:style-name="T9">data</text:span>.</text:p>
        </text:list-item>
        <text:list-item>
          <text:p text:style-name="P26">Test Case 6 – To test if both Individual sport and Team sport output is correct.</text:p>
        </text:list-item>
      </text:list>
      <text:p text:style-name="P11"/>
      <text:p text:style-name="P6">End User Documentation:</text:p>
      <text:p text:style-name="P20">Test Data <text:span text:style-name="T9">required is -</text:span></text:p>
      <text:p text:style-name="P20"><text:span text:style-name="T10">1. Type <text:s/>of <text:s/>sport either Team or Individual</text:span>.</text:p>
      <text:p text:style-name="P25">2. Number of Teams/participants in Tournament.</text:p>
      <text:p text:style-name="P25">3. Required number of Matches played between them to detemine Rank.</text:p>
      <text:p text:style-name="P25">4. Number of matches/races each time after which rank is calculated to assure dynamic rank <text:s text:c="4"/>calculations after every match.</text:p>
      <text:p text:style-name="P27">6. Team win/loose order in form of team id(0,number of teams-1) <text:s/><text:span text:style-name="T11">for Team rank calculation.</text:span></text:p>
      <text:p text:style-name="P28">7. I<text:span text:style-name="T10">ndividual ids in case of individual sport(0,number of participants-1) </text:span>in order of their finish time.</text:p>
      <text:p text:style-name="P28">8. Each time Rank calculation is done dynamically considering previous ranks and current calculation based on current data entered.</text:p>
      <text:p text:style-name="P8"><text:soft-page-break/></text:p>
      <text:p text:style-name="P10"/>
      <text:p text:style-name="P5">Online Resources:</text:p>
      <text:list xml:id="list2330857996" text:style-name="L5">
        <text:list-item>
          <text:p text:style-name="P21"><text:a xlink:type="simple" xlink:href="https://en.wikipedia.org/wiki/PageRank" text:style-name="Internet_20_link" text:visited-style-name="Visited_20_Internet_20_Link">https://en.wikipedia.org/wiki/PageRank</text:a></text:p>
        </text:list-item>
        <text:list-item>
          <text:p text:style-name="P21"><text:a xlink:type="simple" xlink:href="http://www.cse.unt.edu/~tarau/teaching/NLP/PageRank.pdf" text:style-name="Internet_20_link" text:visited-style-name="Visited_20_Internet_20_Link">http://www.cse.unt.edu/~tarau/teaching/NLP/PageRank.pdf</text:a></text:p>
        </text:list-item>
        <text:list-item>
          <text:p text:style-name="P22">Page Rank Algorithm Videos: <text:a xlink:type="simple" xlink:href="https://www.youtube.com/playlist?list=PLH7W8KdUX6P2n4XwDiKsEU6sBhQj5cAqa" text:style-name="Internet_20_link" text:visited-style-name="Visited_20_Internet_20_Link"><text:span text:style-name="T7">https://www.youtube.com/playlist?list=PLH7W8KdUX6P2n4XwDiKsEU6sBhQj5cAqa</text:span></text:a></text:p>
        </text:list-item>
        <text:list-item>
          <text:p text:style-name="P21"><text:a xlink:type="simple" xlink:href="https://www.openmp.org/" text:style-name="Internet_20_link" text:visited-style-name="Visited_20_Internet_20_Link">https://www.openmp.org</text:a></text:p>
        </text:list-item>
        <text:list-item>
          <text:p text:style-name="P21"><text:span text:style-name="T6">OpenNP Videos : </text:span><text:a xlink:type="simple" xlink:href="https://www.youtube.com/playlist?list=PLLX-Q6B8xqZ8n8bwjGdzBJ25X2utwnoEG" text:style-name="Internet_20_link" text:visited-style-name="Visited_20_Internet_20_Link">https://www.youtube.com/playlist?list=PLLX-Q6B8xqZ8n8bwjGdzBJ25X2utwnoEG</text:a></text:p>
        </text:list-item>
      </text:list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12:37.558748126</meta:creation-date>
    <dc:date>2018-11-03T15:39:26.201719828</dc:date>
    <meta:editing-duration>PT10H30M14S</meta:editing-duration>
    <meta:editing-cycles>27</meta:editing-cycles>
    <meta:generator>LibreOffice/6.0.6.2$Linux_X86_64 LibreOffice_project/00m0$Build-2</meta:generator>
    <meta:document-statistic meta:table-count="0" meta:image-count="0" meta:object-count="0" meta:page-count="2" meta:paragraph-count="42" meta:word-count="391" meta:character-count="2666" meta:non-whitespace-character-count="2280"/>
  </office:meta>
</office:document-meta>
</file>